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8f7b7" officeooo:paragraph-rsid="0018f7b7" style:font-size-asian="12pt" style:font-weight-asian="bold" style:font-size-complex="12pt" style:font-weight-complex="bold"/>
    </style:style>
    <style:style style:name="P2" style:family="paragraph" style:parent-style-name="Standard" style:list-style-name="List_20_1"/>
    <style:style style:name="P3" style:family="paragraph" style:parent-style-name="Standard" style:list-style-name="List_20_1">
      <style:text-properties officeooo:paragraph-rsid="004a6c7a"/>
    </style:style>
    <style:style style:name="P4" style:family="paragraph" style:parent-style-name="Standard" style:list-style-name="List_20_1">
      <style:text-properties officeooo:paragraph-rsid="004c79da"/>
    </style:style>
    <style:style style:name="P5" style:family="paragraph" style:parent-style-name="Standard" style:list-style-name="List_20_1">
      <style:text-properties fo:font-style="italic" style:font-style-asian="italic" style:font-style-complex="italic"/>
    </style:style>
    <style:style style:name="P6" style:family="paragraph" style:parent-style-name="Heading_20_2">
      <style:text-properties officeooo:paragraph-rsid="0020b91a"/>
    </style:style>
    <style:style style:name="P7" style:family="paragraph" style:parent-style-name="Heading_20_2" style:list-style-name="">
      <style:paragraph-properties fo:orphans="2" fo:widows="2" style:text-autospace="none" style:punctuation-wrap="simple" style:vertical-align="baseline">
        <style:tab-stops>
          <style:tab-stop style:position="19.001cm" style:type="right"/>
        </style:tab-stops>
      </style:paragraph-properties>
    </style:style>
    <style:style style:name="P8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1" style:master-page-name="Standard">
      <style:paragraph-properties fo:margin-top="0cm" fo:margin-bottom="0.101cm" loext:contextual-spacing="false" style:page-number="auto" fo:padding="0cm" fo:border="none" style:shadow="none" style:writing-mode="lr-tb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2460ee" style:font-size-asian="16pt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ize="16pt" style:font-size-asian="16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38c679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535e4f" style:font-size-asian="10pt" style:font-weight-asian="normal" style:font-size-complex="10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694f8"/>
    </style:style>
    <style:style style:name="T10" style:family="text">
      <style:text-properties officeooo:rsid="0044bb5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6b2c0"/>
    </style:style>
    <style:style style:name="T13" style:family="text">
      <style:text-properties officeooo:rsid="0047c22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48cf1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bd881"/>
    </style:style>
    <style:style style:name="T18" style:family="text">
      <style:text-properties officeooo:rsid="004c79da"/>
    </style:style>
    <style:style style:name="T19" style:family="text">
      <style:text-properties officeooo:rsid="004e425f"/>
    </style:style>
    <style:style style:name="T20" style:family="text">
      <style:text-properties officeooo:rsid="004edfc9"/>
    </style:style>
    <style:style style:name="T21" style:family="text">
      <style:text-properties officeooo:rsid="00519cb4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.199cm" fo:margin-right="0.199cm" style:wrap="parallel" style:number-wrapped-paragraphs="no-limit" style:wrap-contour="false" style:vertical-pos="middle" style:vertical-rel="text" style:horizontal-pos="from-left" style:horizontal-rel="paragraph-content" style:shadow="none" draw:shadow-opacity="100%" draw:ole-draw-aspect="1"/>
    </style:style>
    <style:style style:name="fr3" style:family="graphic" style:parent-style-name="Formula">
      <style:graphic-properties fo:margin-left="0cm" fo:margin-right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PROGRESSION DE </text:span><text:span text:style-name="T2">MATHÉMATIQUES</text:span><text:span text:style-name="T1"> 2</text:span><text:span text:style-name="T4">de</text:span></text:h>
      <text:h text:style-name="P6" text:outline-level="2"><text:span text:style-name="T9">Nombres</text:span> <text:span text:style-name="T9">et</text:span> calculs<text:span text:style-name="T11"><text:tab/></text:span><text:span text:style-name="T5">(</text:span><text:span text:style-name="T6">2,</text:span><text:span text:style-name="T7">5</text:span><text:span text:style-name="T5"> sem)</text:span></text:h>
      <text:list xml:id="list2536709096" text:style-name="List_20_1">
        <text:list-item>
          <text:p text:style-name="P2">Notations utilisées en seconde : Ensembles de nombres, intervalles de ℝ, ∩, ∪, ∈, ⊂, valeurs absolues</text:p>
        </text:list-item>
        <text:list-item>
          <text:p text:style-name="P2">Règles de calcul (fractions, puissances, arrondis, encadrements, somme d’inégalités et produit par un nombre)</text:p>
        </text:list-item>
        <text:list-item>
          <text:p text:style-name="P2">Factoriser une expression (facteur commun, identités remarquables)</text:p>
        </text:list-item>
        <text:list-item>
          <text:p text:style-name="P5">Démonstration : le nombre ⅓ n’est pas décimal</text:p>
        </text:list-item>
      </text:list>
      <text:h text:style-name="Heading_20_2" text:outline-level="2">Géométrie plane<text:span text:style-name="T5"><text:tab/>(1 sem)</text:span></text:h>
      <text:list xml:id="list105457353338845" text:continue-numbering="true" text:style-name="List_20_1">
        <text:list-item>
          <text:p text:style-name="P2">Droites remarquables d’un triangle, centre de gravité, projeté orthogonal d’un point sur une droite, triangle rectangle inscrit dans un cercle, trigonométrie</text:p>
        </text:list-item>
        <text:list-item>
          <text:p text:style-name="P5">Démonstration : <text:span text:style-name="T12">le </text:span>projeté orthogonal <text:span text:style-name="T19">sur une droite est le point le plus proche</text:span>, cos² <text:span text:style-name="T12">x </text:span>+ sin² <text:span text:style-name="T12">x </text:span>= 1</text:p>
        </text:list-item>
      </text:list>
      <text:h text:style-name="Heading_20_2" text:outline-level="2">Équations<text:span text:style-name="T5"><text:tab/>(1,5 sem)</text:span></text:h>
      <text:list xml:id="list105458531359588" text:continue-numbering="true" text:style-name="List_20_1">
        <text:list-item>
          <text:p text:style-name="P2">Implication - équivalence</text:p>
        </text:list-item>
        <text:list-item>
          <text:p text:style-name="P2">Conditions sur l’inconnue - valeurs interdites</text:p>
        </text:list-item>
        <text:list-item>
          <text:p text:style-name="P2">Équations produit, équations quotient</text:p>
        </text:list-item>
        <text:list-item>
          <text:p text:style-name="P2">Problèmes concrets</text:p>
        </text:list-item>
      </text:list>
      <text:h text:style-name="Heading_20_2" text:outline-level="2">Fonctions 1 – Introduction<text:span text:style-name="T5"><text:tab/>(1,5 sem)</text:span></text:h>
      <text:list xml:id="list105457794128574" text:continue-numbering="true" text:style-name="List_20_1">
        <text:list-item>
          <text:p text:style-name="P2">Ensemble de définition, images, antécédents, représentation graphique</text:p>
        </text:list-item>
        <text:list-item>
          <text:p text:style-name="P2">Résolution graphique d'équations et d'inéquations</text:p>
        </text:list-item>
        <text:list-item>
          <text:p text:style-name="P2">Utilisation d'une calculatrice graphique</text:p>
        </text:list-item>
      </text:list>
      <text:h text:style-name="Heading_20_2" text:outline-level="2">Vecteurs 1 – Introduction<text:span text:style-name="T5"><text:tab/>(2 sem)</text:span></text:h>
      <text:list xml:id="list105457878826970" text:continue-numbering="true" text:style-name="List_20_1">
        <text:list-item>
          <text:p text:style-name="P2">Vecteurs et translations. Direction, sens et norme d’un vecteur</text:p>
        </text:list-item>
        <text:list-item>
          <text:p text:style-name="P2">Construction de vecteurs</text:p>
        </text:list-item>
        <text:list-item>
          <text:p text:style-name="P2">Égalité de vecteurs, somme de vecteurs, produit par un réel</text:p>
        </text:list-item>
        <text:list-item>
          <text:p text:style-name="P2">Placer un point défini par une égalité vectorielle, caractérisation vectorielle d'un milieu, d'un symétrique et d'un parallélogramme</text:p>
        </text:list-item>
      </text:list>
      <text:h text:style-name="Heading_20_2" text:outline-level="2">Racines carrées<text:span text:style-name="T5"><text:tab/>(1,5 sem)</text:span></text:h>
      <text:list xml:id="list105458289097898" text:continue-numbering="true" text:style-name="List_20_1">
        <text:list-item>
          <text:p text:style-name="P2">Définition, propriétés et calculs <text:span text:style-name="T13">usuels</text:span>, <draw:frame draw:style-name="fr1" draw:name="Objet4" text:anchor-type="as-char" svg:width="1.812cm" svg:height="0.593cm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">Démonstrations : <draw:frame draw:style-name="fr1" draw:name="Objet1" text:anchor-type="as-char" svg:width="2.469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 text:c="2"/>et <text:s/><draw:frame draw:style-name="fr1" draw:name="Objet2" text:anchor-type="as-char" svg:width="2.999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h text:style-name="Heading_20_2" text:outline-level="2">Pourcentages<text:span text:style-name="T5"><text:tab/>(1 sem)</text:span></text:h>
      <text:list xml:id="list105458609526742" text:continue-numbering="true" text:style-name="List_20_1">
        <text:list-item>
          <text:p text:style-name="P2">Pourcentage d’une quantité, pourcentage d’évolution</text:p>
        </text:list-item>
        <text:list-item>
          <text:p text:style-name="P2">Évolutions successives, évolution réciproque, produit des coefficients multiplicateurs</text:p>
        </text:list-item>
      </text:list>
      <text:h text:style-name="Heading_20_2" text:outline-level="2">Vecteurs 2 – Repères<text:span text:style-name="T5"><text:tab/>(2 sem)</text:span></text:h>
      <text:list xml:id="list105459094586071" text:continue-numbering="true" text:style-name="List_20_1">
        <text:list-item>
          <text:p text:style-name="P2">Base et repère orthogonal ou orthonormé</text:p>
        </text:list-item>
        <text:list-item>
          <text:p text:style-name="P2">Coordonnées d'un vecteur et d'un point du plan</text:p>
        </text:list-item>
        <text:list-item>
          <text:p text:style-name="P2">Coordonnées du milieu d’un segment, distance entre deux points, norme d’un vecteur</text:p>
        </text:list-item>
      </text:list>
      <text:h text:style-name="Heading_20_2" text:outline-level="2">Inéquations<text:span text:style-name="T5"><text:tab/>(1,5 sem)</text:span></text:h>
      <text:list xml:id="list105458958630288" text:continue-numbering="true" text:style-name="List_20_1">
        <text:list-item>
          <text:p text:style-name="P2">Signe de a<text:span text:style-name="T8">x</text:span><text:span text:style-name="T14"> </text:span>+ b, tableaux de signes</text:p>
        </text:list-item>
        <text:list-item>
          <text:p text:style-name="P2">Inéquations produit, inéquations quotient</text:p>
        </text:list-item>
      </text:list>
      <text:h text:style-name="Heading_20_2" text:outline-level="2">Fonctions 2 – Propriétés<text:span text:style-name="T5"><text:tab/>(2,5 sem)</text:span></text:h>
      <text:list xml:id="list105458778285303" text:continue-numbering="true" text:style-name="List_20_1">
        <text:list-item>
          <text:p text:style-name="P2">Étude du signe, <text:span text:style-name="T15">des </text:span>extrema, <text:span text:style-name="T15">et des </text:span>variations avec le « signe de la différence »</text:p>
        </text:list-item>
      </text:list>
      <text:h text:style-name="P7" text:outline-level="2"/>
      <text:h text:style-name="P9" text:outline-level="2">Statistiques<text:span text:style-name="T5"><text:tab/>(1,5 sem)</text:span></text:h>
      <text:list xml:id="list105458875318735" text:continue-numbering="true" text:style-name="List_20_1">
        <text:list-item>
          <text:p text:style-name="P2">Vocabulaire (population, caractère, type de caractère, effectif, fréquence, classe, …)</text:p>
        </text:list-item>
        <text:list-item>
          <text:p text:style-name="P2">Médiane, quartiles sur <text:span text:style-name="T16">série discrète</text:span>, diagrammes en boîtes</text:p>
        </text:list-item>
        <text:list-item>
          <text:p text:style-name="P3">Moyenne, écart type sur <text:span text:style-name="T16">série quelconque</text:span>.</text:p>
        </text:list-item>
        <text:list-item>
          <text:p text:style-name="P3">Moyenne pondérée, linéarité de la moyenne</text:p>
        </text:list-item>
      </text:list>
      <text:h text:style-name="Heading_20_2" text:outline-level="2">Vecteurs 3 – Colinéarité<text:span text:style-name="T5"><text:tab/>(1,5 sem)</text:span></text:h>
      <text:list xml:id="list105458754747756" text:continue-numbering="true" text:style-name="List_20_1">
        <text:list-item>
          <text:p text:style-name="P2">Définition de la colinéarité, déterminant de deux vecteurs, critère de colinéarité</text:p>
        </text:list-item>
        <text:list-item>
          <text:p text:style-name="P2">Démontrer un alignement ou un parallélisme</text:p>
        </text:list-item>
        <text:list-item>
          <text:p text:style-name="P5">Démonstration : deux vecteurs sont colinéaires ssi leur déterminant est nul.</text:p>
        </text:list-item>
      </text:list>
      <text:h text:style-name="Heading_20_2" text:outline-level="2">Fonctions 3 – Fonctions de références<text:span text:style-name="T5"><text:tab/>(2 sem)</text:span></text:h>
      <text:list xml:id="list105457517759690" text:continue-numbering="true" text:style-name="List_20_1">
        <text:list-item>
          <text:p text:style-name="P2">Parité</text:p>
        </text:list-item>
        <text:list-item>
          <text:p text:style-name="P2">Fonctions affines, carrée, cube, inverse, racine carrée</text:p>
        </text:list-item>
        <text:list-item>
          <text:p text:style-name="P2">Étude des variations par « encadrements successifs »</text:p>
        </text:list-item>
        <text:list-item>
          <text:p text:style-name="P5">Démonstration : Positions relatives de x, x <text:span text:style-name="T3">2</text:span>, x <text:span text:style-name="T3">3</text:span> pour x ⩾ 0</text:p>
        </text:list-item>
      </text:list>
      <text:h text:style-name="Heading_20_2" text:outline-level="2">Systèmes linéaires 2×2<text:span text:style-name="T5"><text:tab/>(1 sem)</text:span></text:h>
      <text:list xml:id="list105459363636313" text:continue-numbering="true" text:style-name="List_20_1">
        <text:list-item>
          <text:p text:style-name="P2">Méthode par substitution et par combinaison <text:span text:style-name="T17">linéaire</text:span></text:p>
        </text:list-item>
        <text:list-item>
          <text:p text:style-name="P2">Problèmes concrets</text:p>
        </text:list-item>
      </text:list>
      <text:h text:style-name="Heading_20_2" text:outline-level="2">Probabilités<text:span text:style-name="T5"><text:tab/>(2 sem)</text:span></text:h>
      <text:list xml:id="list105457806255594" text:continue-numbering="true" text:style-name="List_20_1">
        <text:list-item>
          <text:p text:style-name="P2">Dénombrement avec arbres, tableaux et diagrammes</text:p>
        </text:list-item>
        <text:list-item>
          <text:p text:style-name="P2">Vocabulaire des événements</text:p>
        </text:list-item>
        <text:list-item>
          <text:p text:style-name="P2">Probabilité d’un événement, situations d’équiprobabilité</text:p>
        </text:list-item>
        <text:list-item>
          <text:p text:style-name="P2">p(A ∪ B) = p(A) + p(B) – p(A ∩ B)</text:p>
        </text:list-item>
      </text:list>
      <text:h text:style-name="Heading_20_2" text:outline-level="2">Équations de droites<text:span text:style-name="T5"><text:tab/>(2 sem)</text:span></text:h>
      <text:list xml:id="list105458057177271" text:continue-numbering="true" text:style-name="List_20_1">
        <text:list-item>
          <text:p text:style-name="P4">Vecteur directeur d’une droite.</text:p>
        </text:list-item>
        <text:list-item>
          <text:p text:style-name="P4">Équation réduite, équation<text:span text:style-name="T19">s</text:span> cartésienne<text:span text:style-name="T19">s</text:span></text:p>
        </text:list-item>
        <text:list-item>
          <text:p text:style-name="P2">Coefficient directeur et ordonnée à l'origine d'une droite non verticale</text:p>
        </text:list-item>
        <text:list-item>
          <text:p text:style-name="P2"><text:span text:style-name="T18">Équation</text:span> d'une droite connaissant 2 points, un point et un vecteur directeur, un point et une droite parallèle</text:p>
        </text:list-item>
        <text:list-item>
          <text:p text:style-name="P2"><text:span text:style-name="T18">C</text:span>oordonnées du point d'intersection de deux droites sécantes</text:p>
        </text:list-item>
      </text:list>
      <text:h text:style-name="Heading_20_2" text:outline-level="2">Fluctuation d'échantillonnage – Simulations<text:span text:style-name="T5"><text:tab/>(1 sem)</text:span></text:h>
      <text:list xml:id="list105457863001618" text:continue-numbering="true" text:style-name="List_20_1">
        <text:list-item>
          <text:p text:style-name="P2">Simulations d’échantillons avec Python ou tableur, fluctuation d'échantillonnage</text:p>
        </text:list-item>
        <text:list-item>
          <text:p text:style-name="P2">Observer la loi des grands nombres à l’aide de simulations</text:p>
        </text:list-item>
        <text:list-item>
          <text:p text:style-name="P2">Dans une simulation, déterminer la proportion des cas où l’écart entre <text:span text:style-name="T8">p</text:span> et ƒ est inférieur ou égal à <draw:frame draw:style-name="fr2" draw:name="Objet3" text:anchor-type="as-char" svg:width="1.081cm" svg:height="0.527cm" draw:z-index="2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h text:style-name="Heading_20_2" text:outline-level="2">Arithmétique<text:span text:style-name="T5"><text:tab/>(1 sem)</text:span></text:h>
      <text:list xml:id="list105459035370238" text:continue-numbering="true" text:style-name="List_20_1">
        <text:list-item>
          <text:p text:style-name="P2">Multiples, diviseurs, nombres pairs et impairs, nombres premiers</text:p>
        </text:list-item>
        <text:list-item>
          <text:p text:style-name="P2">Problèmes de partage (PGCD, PPCM)</text:p>
        </text:list-item>
        <text:list-item>
          <text:p text:style-name="P5">Démonstrations : le carré d’un nombre impair est impair, <text:span text:style-name="T20">irrationalité</text:span> de <draw:frame draw:style-name="fr3" draw:name="Objet5" text:anchor-type="as-char" svg:width="0.683cm" svg:height="0.527cm" draw:z-index="4"><draw:object xlink:href="./Object 5" xlink:type="simple" xlink:show="embed" xlink:actuate="onLoad"/><draw:image xlink:href="./ObjectReplacements/Object 5" xlink:type="simple" xlink:show="embed" xlink:actuate="onLoad"/></draw:frame>, la somme de deux multiples de a est un multiple de a</text:p>
        </text:list-item>
      </text:list>
      <text:p text:style-name="Standard"/>
      <text:p text:style-name="Standard"/>
      <text:p text:style-name="Standard"/>
      <text:p text:style-name="P1"><text:span text:style-name="T10">18</text:span> chapitres – <text:span text:style-name="T18">29</text:span> semaines</text:p>
      <text:h text:style-name="P8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101cm" loext:contextual-spacing="false" fo:text-indent="0cm" style:auto-text-indent="false" fo:keep-with-next="always">
        <style:tab-stops>
          <style:tab-stop style:position="19.001cm" style:type="right"/>
        </style:tab-stops>
      </style:paragraph-properties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3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4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5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6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7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8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9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10" text:style-name="Bullet_20_Symbols" text:bullet-char="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cm" fo:margin-bottom="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Fontanet</meta:initial-creator>
    <meta:creation-date>2002-09-06T22:12:00</meta:creation-date>
    <dc:date>2019-06-23T10:54:56.866000000</dc:date>
    <meta:print-date>2019-06-23T10:49:16.173000000</meta:print-date>
    <meta:editing-cycles>122</meta:editing-cycles>
    <meta:editing-duration>PT14H47M41S</meta:editing-duration>
    <meta:generator>LibreOffice/6.0.5.2$Windows_X86_64 LibreOffice_project/54c8cbb85f300ac59db32fe8a675ff7683cd5a16</meta:generator>
    <meta:document-statistic meta:table-count="0" meta:image-count="0" meta:object-count="5" meta:page-count="2" meta:paragraph-count="75" meta:word-count="615" meta:character-count="3909" meta:non-whitespace-character-count="34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qrt>
        <mi mathvariant="italic">ab</mi>
      </msqrt>
      <mtext> = </mtext>
      <msqrt>
        <mi>a</mi>
      </msqrt>
      <msqrt>
        <mi>b</mi>
      </msqrt>
    </mrow>
    <annotation encoding="StarMath 5.0"> sqrt {ab}" = "sqrt {a}  sqrt {b}</annotation>
  </semantics>
</math>
</file>

<file path=Object 2/content.xml><?xml version="1.0" encoding="utf-8"?>
<math xmlns="http://www.w3.org/1998/Math/MathML" display="block">
  <semantics>
    <mrow>
      <msqrt>
        <mrow>
          <mi>a</mi>
          <mo stretchy="false">+</mo>
          <mi>b</mi>
        </mrow>
      </msqrt>
      <mrow>
        <mspace width="0.5em"/>
        <mo stretchy="false">⩽</mo>
        <mspace width="0.5em"/>
      </mrow>
      <mrow>
        <msqrt>
          <mi>a</mi>
        </msqrt>
        <mo stretchy="false">+</mo>
        <msqrt>
          <mi>b</mi>
        </msqrt>
      </mrow>
    </mrow>
    <annotation encoding="StarMath 5.0"> sqrt {a+b} ` leslant  ` sqrt {a}+ sqrt {b}</annotation>
  </semantics>
</math>
</file>

<file path=Object 3/content.xml><?xml version="1.0" encoding="utf-8"?>
<math xmlns="http://www.w3.org/1998/Math/MathML" display="block">
  <semantics>
    <mrow>
      <msqrt>
        <msup>
          <mi>a</mi>
          <mn>2</mn>
        </msup>
      </msqrt>
      <mtext> = </mtext>
      <mrow>
        <mo fence="true" stretchy="true">|</mo>
        <mrow>
          <mi>a</mi>
        </mrow>
        <mo fence="true" stretchy="true">|</mo>
      </mrow>
    </mrow>
    <annotation encoding="StarMath 5.0"> sqrt {a^2} " = " abs{a}</annotation>
  </semantics>
</math>
</file>

<file path=Object 4/content.xml><?xml version="1.0" encoding="utf-8"?>
<math xmlns="http://www.w3.org/1998/Math/MathML" display="block">
  <semantics>
    <mrow>
      <mn>1</mn>
      <mo stretchy="false">/</mo>
      <msqrt>
        <mi>n</mi>
      </msqrt>
    </mrow>
    <annotation encoding="StarMath 5.0">1 / sqrt {n}</annotation>
  </semantics>
</math>
</file>

<file path=Object 5/content.xml><?xml version="1.0" encoding="utf-8"?>
<math xmlns="http://www.w3.org/1998/Math/MathML" display="block">
  <semantics>
    <msqrt>
      <mn>2</mn>
    </msqrt>
    <annotation encoding="StarMath 5.0"> sqrt {2}</annotation>
  </semantics>
</math>
</file>